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solid" svg:stroke-color="#3465a4" fo:min-height="2.629cm"/>
    </style:style>
    <style:style style:name="pr2" style:family="presentation" style:parent-style-name="Standard-subtitle">
      <style:graphic-properties draw:stroke="solid" svg:stroke-color="#fff450"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stroke="solid" svg:stroke-color="#f79448" fo:min-height="4.106cm"/>
    </style:style>
    <style:style style:name="pr5" style:family="presentation" style:parent-style-name="Standard-title">
      <style:graphic-properties draw:stroke="solid" svg:stroke-color="#3465a4" draw:auto-grow-height="true" fo:min-height="2.629cm"/>
    </style:style>
    <style:style style:name="pr6" style:family="presentation" style:parent-style-name="Standard-outline1">
      <style:graphic-properties draw:stroke="solid" svg:stroke-color="#f79448" fo:min-height="8.884cm"/>
    </style:style>
    <style:style style:name="pr7" style:family="presentation" style:parent-style-name="Standard-outline1">
      <style:graphic-properties draw:stroke="solid" svg:stroke-width="0.1cm" svg:stroke-color="#f79448" draw:marker-start-width="0.5cm" draw:marker-end-width="0.5cm" fo:padding-top="0.05cm" fo:padding-bottom="0.05cm" fo:padding-left="0.05cm" fo:padding-right="0.05cm"/>
    </style:style>
    <style:style style:name="pr8" style:family="presentation" style:parent-style-name="Standard-subtitle">
      <style:graphic-properties draw:stroke="solid" svg:stroke-color="#f79448" draw:fill-color="#ffffff" fo:min-height="9.134cm"/>
    </style:style>
    <style:style style:name="P1" style:family="paragraph">
      <style:text-properties fo:font-weight="bold"/>
    </style:style>
    <style:style style:name="P2" style:family="paragraph">
      <style:text-properties fo:font-size="40pt" style:font-size-asian="32pt" style:font-size-complex="32pt"/>
    </style:style>
    <style:style style:name="P3" style:family="paragraph">
      <loext:graphic-properties draw:fill-color="#ffffff"/>
      <style:text-properties fo:font-size="40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6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40pt" fo:font-weight="bold" style:font-size-asian="32pt" style:font-weight-asian="bold" style:font-size-complex="32pt" style:font-weight-complex="bold"/>
    </style:style>
    <style:style style:name="T3" style:family="text">
      <style:text-properties fo:font-weight="bold" fo:background-color="transparent"/>
    </style:style>
    <style:style style:name="T4" style:family="text">
      <style:text-properties fo:font-size="3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rojet 5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Utiliser les données publiques de l’OpenFoodFa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Ma démarche</text:span></text:p>
          </draw:text-box>
        </draw:frame>
        <draw:frame presentation:style-name="pr4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Utilisation de requêtes avec base de données OpenFoodFact</text:p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Créer la base de données</text:p>
              </text:list-item>
            </text:list>
          </draw:text-box>
        </draw:frame>
        <draw:frame presentation:style-name="pr4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Remplir la base à l’aide de la commande .get et tester les différentes requêtes</text:p>
              </text:list-item>
            </text:list>
          </draw:text-box>
        </draw:frame>
        <draw:frame presentation:style-name="pr4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Créer la main et les men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2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Constitution</text:span><text:span text:style-name="T1"> de L’API</text:span>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Un dossier principal :</text:p>
                <text:list>
                  <text:list-item>
                    <text:p>main.py</text:p>
                  </text:list-item>
                  <text:list-item>
                    <text:p>Config.py</text:p>
                  </text:list-item>
                  <text:list-item>
                    <text:p>README.md</text:p>
                  </text:list-item>
                  <text:list-item>
                    <text:p>Requirement.txt</text:p>
                  </text:list-item>
                  <text:list-item>
                    <text:p>Dossier :</text:p>
                    <text:list>
                      <text:list-item>
                        <text:p>Database</text:p>
                      </text:list-item>
                      <text:list-item>
                        <text:p>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Dosssier Database :</text:p>
                <text:list>
                  <text:list-item>
                    <text:p>__init__.py</text:p>
                  </text:list-item>
                  <text:list-item>
                    <text:p>Create.py</text:p>
                  </text:list-item>
                  <text:list-item>
                    <text:p>Filling.py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Dossier SQL :</text:p>
                <text:list>
                  <text:list-item>
                    <text:p>__init__.py</text:p>
                  </text:list-item>
                  <text:list-item>
                    <text:p>Request.py</text:p>
                  </text:list-item>
                  <text:list-item>
                    <text:p>Table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2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ifficultés</text:span></text:p>
          </draw:text-box>
        </draw:frame>
        <draw:frame presentation:style-name="pr7" draw:text-style-name="P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ode en Orienté </text:span><text:span text:style-name="T4">Objet</text:span></text:p>
              </text:list-item>
              <text:list-item>
                <text:p><text:span text:style-name="T4">Besoin de modifier </text:span><text:span text:style-name="T4">le programme dans </text:span><text:span text:style-name="T4">cette optique</text:span></text:p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Utilisation des requêtes en python (sans utilisation d’un fichier SQL)</text:p>
              </text:list-item>
            </text:list>
          </draw:text-box>
        </draw:frame>
        <draw:frame presentation:style-name="pr4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Faire tous les cursor.execute dans le même fichi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6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Améliorations possibles</text:span></text:p>
          </draw:text-box>
        </draw:frame>
        <draw:frame presentation:style-name="pr4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Modification de la main pour l’orienté Objet</text:p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Créer un fichier ou se trouverais les différents messages</text:p>
              </text:list-item>
            </text:list>
          </draw:text-box>
        </draw:frame>
        <draw:frame presentation:style-name="pr4" draw:layer="layout" svg:width="25.199cm" svg:height="4.6cm" svg:x="1.4cm" svg:y="8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tiliser Flask pour en faire une application we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5">PEP8</text:span></text:p>
          </draw:text-box>
        </draw:frame>
        <draw:frame presentation:style-name="pr8" draw:text-style-name="P4" draw:layer="layout" svg:width="25.199cm" svg:height="9.134cm" svg:x="1.4cm" svg:y="3.685cm" presentation:class="subtitle" presentation:user-transformed="true">
          <draw:text-box>
            <text:p>Utiliser à la racine, la majorité des erreurs raportées sont du à la longueur de lign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hdi Monfort</meta:initial-creator>
    <meta:creation-date>2020-06-14T14:48:06.650302543</meta:creation-date>
    <dc:date>2020-06-14T15:28:32.146223032</dc:date>
    <dc:creator>Mehdi Monfort</dc:creator>
    <meta:editing-duration>PT17M46S</meta:editing-duration>
    <meta:editing-cycles>4</meta:editing-cycles>
    <meta:generator>LibreOffice/6.0.7.3$Linux_X86_64 LibreOffice_project/00m0$Build-3</meta:generator>
    <meta:document-statistic meta:object-count="54"/>
  </office:meta>
</office:document-meta>
</file>